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461cm" fo:min-width="4.986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/>
    </style:style>
    <style:style style:name="gr3" style:family="graphic" style:parent-style-name="Green_5f_line">
      <style:graphic-properties draw:marker-end="Arrowheads_20_88" draw:marker-end-width="0.305cm" draw:textarea-vertical-align="middle"/>
    </style:style>
    <style:style style:name="gr4" style:family="graphic" style:parent-style-name="Green_5f_line">
      <style:graphic-properties draw:marker-end="Arrowheads_20_93" draw:marker-end-width="0.305cm" draw:textarea-vertical-align="middle"/>
    </style:style>
    <style:style style:name="gr5" style:family="graphic" style:parent-style-name="Green_5f_line">
      <style:graphic-properties draw:textarea-vertical-align="middle" fo:min-height="0.646cm" fo:min-width="2.25cm" style:writing-mode="lr-tb"/>
      <style:paragraph-properties style:writing-mode="lr-tb"/>
    </style:style>
    <style:style style:name="gr6" style:family="graphic" style:parent-style-name="Green_5f_line">
      <style:graphic-properties draw:textarea-vertical-align="middle" fo:min-height="0.461cm" fo:min-width="3.716cm" style:writing-mode="lr-tb"/>
      <style:paragraph-properties style:writing-mode="lr-tb"/>
    </style:style>
    <style:style style:name="gr7" style:family="graphic" style:parent-style-name="Green_5f_line">
      <style:graphic-properties draw:textarea-vertical-align="middle" fo:min-height="1.097cm" fo:min-width="1.582cm" style:writing-mode="lr-tb"/>
      <style:paragraph-properties style:writing-mode="lr-tb"/>
    </style:style>
    <style:style style:name="gr8" style:family="graphic" style:parent-style-name="Green_5f_line">
      <style:graphic-properties draw:textarea-vertical-align="middle" fo:min-height="0.683cm" fo:min-width="1.608cm" style:writing-mode="lr-tb"/>
      <style:paragraph-properties style:writing-mode="lr-tb"/>
    </style:style>
    <style:style style:name="gr9" style:family="graphic" style:parent-style-name="Green_5f_line">
      <style:graphic-properties draw:textarea-vertical-align="middle" fo:min-height="2.685cm" fo:min-width="3.054cm" style:writing-mode="lr-tb"/>
      <style:paragraph-properties style:writing-mode="lr-tb"/>
    </style:style>
    <style:style style:name="gr10" style:family="graphic" style:parent-style-name="Green_5f_line">
      <style:graphic-properties draw:stroke="none"/>
      <style:paragraph-properties style:writing-mode="lr-tb"/>
    </style:style>
    <style:style style:name="gr11" style:family="graphic" style:parent-style-name="Green_5f_line">
      <style:graphic-properties draw:textarea-vertical-align="middle" fo:min-height="0.461cm" fo:min-width="5.342cm" style:writing-mode="lr-tb"/>
      <style:paragraph-properties style:writing-mode="lr-tb"/>
    </style:style>
    <style:style style:name="gr12" style:family="graphic" style:parent-style-name="Green_5f_line">
      <style:graphic-properties draw:textarea-vertical-align="middle" fo:min-height="0.512cm" fo:min-width="5.342cm" style:writing-mode="lr-tb"/>
      <style:paragraph-properties style:writing-mode="lr-tb"/>
    </style:style>
    <style:style style:name="gr13" style:family="graphic" style:parent-style-name="objectwithoutfill">
      <style:graphic-properties svg:stroke-color="#158466" draw:fill="none" draw:textarea-vertical-align="middle"/>
    </style:style>
    <style:style style:name="gr14" style:family="graphic" style:parent-style-name="objectwithoutfill">
      <style:graphic-properties svg:stroke-color="#158466" draw:marker-end="Arrowheads_20_92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language="en" fo:country="US" style:language-asian="en" style:country-asian="US" style:language-complex="ar" style:country-complex="SA"/>
    </style:style>
    <style:style style:name="P4" style:family="paragraph">
      <style:paragraph-properties fo:margin-left="0cm" fo:margin-right="0cm" fo:margin-top="0cm" fo:margin-bottom="0.282cm" fo:line-height="108%" fo:text-align="start" fo:text-indent="0cm" style:text-autospace="none"/>
      <style:text-properties fo:language="en" fo:country="US" style:language-asian="en" style:country-asian="US" style:language-complex="ar" style:country-complex="SA"/>
    </style:style>
    <style:style style:name="P5" style:family="paragraph">
      <style:paragraph-properties style:text-autospace="none" style:writing-mode="lr-tb"/>
      <style:text-properties fo:language="en" fo:country="US" style:language-asian="en" style:country-asian="US" style:language-complex="ar" style:country-complex="SA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486cm" svg:height="0.711cm" svg:x="8.587cm" svg:y="16.479cm">
          <text:p><text:span text:style-name="T1">echo %1 %count% &gt;&gt; words.tx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layer="layout" draw:type="line" svg:x1="15.599cm" svg:y1="20.01cm" svg:x2="15.637cm" svg:y2="11.521cm" draw:start-shape="id1" draw:start-glue-point="3" draw:end-shape="id2" draw:end-glue-point="2" svg:d="M15599 20010l38-8489" svg:viewBox="0 0 39 8490">
          <text:p/>
        </draw:connector>
        <draw:connector draw:style-name="gr3" xml:id="id2" draw:id="id2" draw:layer="layout" draw:type="line" svg:x1="15.637cm" svg:y1="11.521cm" svg:x2="4.238cm" svg:y2="11.477cm" draw:end-shape="id3" draw:end-glue-point="0" svg:d="M15637 11521l-11399-44" svg:viewBox="0 0 11400 45">
          <text:p/>
        </draw:connector>
        <draw:connector draw:style-name="gr4" draw:layer="layout" svg:x1="6.346cm" svg:y1="14.673cm" svg:x2="11.33cm" svg:y2="16.479cm" draw:start-shape="id4" draw:start-glue-point="7" draw:end-shape="id5" draw:end-glue-point="4" svg:d="M6346 14673h4984v1806" svg:viewBox="0 0 4985 1807">
          <text:p/>
        </draw:connector>
        <draw:custom-shape draw:style-name="gr1" draw:text-style-name="P1" xml:id="id6" draw:id="id6" draw:layer="layout" svg:width="5.486cm" svg:height="0.711cm" svg:x="8.587cm" svg:y="17.825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layer="layout" draw:type="line" svg:x1="11.33cm" svg:y1="17.19cm" svg:x2="11.33cm" svg:y2="17.825cm" draw:start-shape="id5" draw:start-glue-point="6" draw:end-shape="id6" draw:end-glue-point="4" svg:d="M11330 17190v635" svg:viewBox="0 0 1 636">
          <text:p/>
        </draw:connector>
        <draw:connector draw:style-name="gr2" xml:id="id1" draw:id="id1" draw:layer="layout" draw:line-skew="0.526cm" svg:x1="11.33cm" svg:y1="18.536cm" svg:x2="15.599cm" svg:y2="20.01cm" draw:start-shape="id6" draw:start-glue-point="6" svg:d="M11330 18536v1514h4269v-40" svg:viewBox="0 0 4270 1515">
          <text:p/>
        </draw:connector>
        <draw:custom-shape draw:style-name="gr5" draw:text-style-name="P1" xml:id="id9" draw:id="id9" draw:layer="layout" svg:width="3.048cm" svg:height="1.27cm" svg:x="2.714cm" svg:y="6.08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1" xml:id="id8" draw:id="id8" draw:layer="layout" svg:width="3.048cm" svg:height="1.27cm" svg:x="2.714cm" svg:y="22.59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11" draw:id="id11" draw:layer="layout" svg:width="4.216cm" svg:height="0.711cm" svg:x="2.13cm" svg:y="9.89cm">
          <text:p><text:span text:style-name="T1">set /a count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7" draw:id="id7" draw:layer="layout" svg:width="4.216cm" svg:height="0.711cm" svg:x="2.13cm" svg:y="12.354cm">
          <text:p>set /a count+=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10" draw:id="id10" draw:layer="layout" svg:width="3.422cm" svg:height="1.346cm" svg:x="2.527cm" svg:y="7.985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xml:id="id4" draw:id="id4" draw:layer="layout" svg:width="4.216cm" svg:height="1.865cm" svg:x="2.13cm" svg:y="13.74cm">
          <text:p text:style-name="P2"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layer="layout" draw:type="line" svg:x1="4.238cm" svg:y1="13.065cm" svg:x2="4.238cm" svg:y2="13.74cm" draw:start-shape="id7" draw:start-glue-point="6" draw:end-shape="id4" draw:end-glue-point="4" svg:d="M4238 13065v675" svg:viewBox="0 0 1 676">
          <text:p/>
        </draw:connector>
        <draw:custom-shape draw:style-name="gr9" draw:text-style-name="P5" draw:layer="layout" svg:width="5.842cm" svg:height="2.934cm" svg:x="1.317cm" svg:y="17.827cm">
          <text:p text:style-name="P3"><text:span text:style-name="T2">Вывод</text:span></text:p>
          <text:p text:style-name="P4"><text:span text:style-name="T2">for /f "tokens=1,2" %%i</text:span></text:p>
          <text:p text:style-name="P4"><text:span text:style-name="T2">in (sorted_words.txt)</text:span></text:p>
          <text:p text:style-name="P4"><text:span text:style-name="T2">do @echo %%j %%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0" draw:layer="layout" svg:width="1.27cm" svg:height="0.317cm" svg:x="6.158cm" svg:y="14.018cm">
          <draw:text-box>
            <text:p>нет</text:p>
          </draw:text-box>
        </draw:frame>
        <draw:frame draw:style-name="gr10" draw:layer="layout" svg:width="0.953cm" svg:height="0.68cm" svg:x="3.3cm" svg:y="15.605cm">
          <draw:text-box>
            <text:p>да</text:p>
          </draw:text-box>
        </draw:frame>
        <draw:custom-shape draw:style-name="gr11" draw:text-style-name="P1" xml:id="id12" draw:id="id12" draw:layer="layout" svg:width="5.842cm" svg:height="0.711cm" svg:x="1.317cm" svg:y="16.481cm">
          <text:p>sort words.txt &gt; sorted_words.tx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842cm" svg:height="0.762cm" svg:x="1.317cm" svg:y="21.32cm">
          <text:p>del words.txt sorted_words.tx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layer="layout" draw:type="line" svg:x1="4.238cm" svg:y1="17.192cm" svg:x2="4.238cm" svg:y2="17.827cm" svg:d="M4238 17192v635" svg:viewBox="0 0 1 636">
          <text:p/>
        </draw:connector>
        <draw:connector draw:style-name="gr2" draw:layer="layout" draw:type="line" svg:x1="4.238cm" svg:y1="20.761cm" svg:x2="4.238cm" svg:y2="21.32cm" svg:d="M4238 20761v559" svg:viewBox="0 0 1 560">
          <text:p/>
        </draw:connector>
        <draw:connector draw:style-name="gr2" draw:layer="layout" draw:type="line" svg:x1="4.234cm" svg:y1="22.082cm" svg:x2="4.238cm" svg:y2="22.59cm" draw:end-shape="id8" draw:end-glue-point="4" svg:d="M4234 22082l4 508" svg:viewBox="0 0 5 509">
          <text:p/>
        </draw:connector>
        <draw:connector draw:style-name="gr13" draw:text-style-name="P6" draw:layer="layout" draw:type="line" svg:x1="4.238cm" svg:y1="7.35cm" svg:x2="4.238cm" svg:y2="7.985cm" draw:start-shape="id9" draw:start-glue-point="6" draw:end-shape="id10" draw:end-glue-point="5" svg:d="M4238 7350v635" svg:viewBox="0 0 1 636">
          <text:p/>
        </draw:connector>
        <draw:connector draw:style-name="gr13" draw:text-style-name="P6" draw:layer="layout" draw:type="line" svg:x1="4.238cm" svg:y1="9.331cm" svg:x2="4.238cm" svg:y2="9.89cm" draw:start-shape="id10" draw:start-glue-point="8" draw:end-shape="id11" draw:end-glue-point="4" svg:d="M4238 9331v559" svg:viewBox="0 0 1 560">
          <text:p/>
        </draw:connector>
        <draw:connector draw:style-name="gr13" draw:text-style-name="P6" xml:id="id3" draw:id="id3" draw:layer="layout" draw:type="line" svg:x1="4.238cm" svg:y1="10.601cm" svg:x2="4.238cm" svg:y2="12.354cm" draw:start-shape="id11" draw:start-glue-point="6" draw:end-shape="id7" draw:end-glue-point="4" svg:d="M4238 10601v1753" svg:viewBox="0 0 1 1754">
          <text:p/>
        </draw:connector>
        <draw:connector draw:style-name="gr14" draw:text-style-name="P6" draw:layer="layout" draw:type="line" svg:x1="4.238cm" svg:y1="15.605cm" svg:x2="4.238cm" svg:y2="16.481cm" draw:start-shape="id4" draw:start-glue-point="6" draw:end-shape="id12" draw:end-glue-point="4" svg:d="M4238 15605v876" svg:viewBox="0 0 1 8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8" draw:display-name="Arrowheads 88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20T17:51:32.512000000</dc:date>
    <meta:editing-duration>PT15H59M32S</meta:editing-duration>
    <meta:editing-cycles>60</meta:editing-cycles>
    <meta:document-statistic meta:object-count="26"/>
  </office:meta>
</office:document-meta>
</file>